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fo:keep-together="always"/>
    </style:style>
    <style:style style:name="Tableau1.3" style:family="table-row">
      <style:table-row-properties style:row-height="0.282cm" fo:keep-together="always"/>
    </style:style>
    <style:style style:name="Tableau1.4" style:family="table-row">
      <style:table-row-properties style:min-row-height="0.388cm" fo:keep-together="always"/>
    </style:style>
    <style:style style:name="Tableau1.6" style:family="table-row">
      <style:table-row-properties style:row-height="0.388cm" fo:keep-together="always"/>
    </style:style>
    <style:style style:name="Tableau1.8" style:family="table-row">
      <style:table-row-properties style:row-height="0.212cm" fo:keep-together="always"/>
    </style:style>
    <style:style style:name="Tableau1.9" style:family="table-row">
      <style:table-row-properties style:row-height="0.459cm" fo:keep-together="always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line-height="0.388cm" style:snap-to-layout-grid="false"/>
      <style:text-properties style:use-window-font-color="true" fo:font-size="8pt" style:font-size-asian="8pt"/>
    </style:style>
    <style:style style:name="P3" style:family="paragraph" style:parent-style-name="Standard">
      <style:paragraph-properties fo:line-height="0.388cm" style:snap-to-layout-grid="false"/>
      <style:text-properties style:use-window-font-color="true" fo:font-size="8pt" fo:language="zxx" fo:country="none" style:font-size-asian="8pt" style:language-asian="zxx" style:country-asian="none"/>
    </style:style>
    <style:style style:name="P4" style:family="paragraph" style:parent-style-name="Standard">
      <style:paragraph-properties style:snap-to-layout-grid="false"/>
      <style:text-properties style:use-window-font-color="true"/>
    </style:style>
    <style:style style:name="P5" style:family="paragraph" style:parent-style-name="Standard">
      <style:paragraph-properties fo:line-height="0.3cm" style:snap-to-layout-grid="false"/>
      <style:text-properties style:use-window-font-color="true"/>
    </style:style>
    <style:style style:name="P6" style:family="paragraph" style:parent-style-name="Standard">
      <style:paragraph-properties fo:line-height="0.459cm"/>
      <style:text-properties style:use-window-font-color="true"/>
    </style:style>
    <style:style style:name="P7" style:family="paragraph" style:parent-style-name="Standard">
      <style:paragraph-properties fo:line-height="0.459cm" style:snap-to-layout-grid="false"/>
      <style:text-properties style:use-window-font-color="true"/>
    </style:style>
    <style:style style:name="P8" style:family="paragraph" style:parent-style-name="Standard">
      <style:text-properties style:use-window-font-color="true" style:font-name-complex="Arial"/>
    </style:style>
    <style:style style:name="P9" style:family="paragraph" style:parent-style-name="Standard">
      <style:paragraph-properties fo:line-height="0.459cm"/>
      <style:text-properties style:use-window-font-color="true" style:font-name-complex="Arial" style:font-size-complex="11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-complex="Arial" style:font-size-complex="11pt"/>
    </style:style>
    <style:style style:name="P11" style:family="paragraph" style:parent-style-name="Standard">
      <style:paragraph-properties fo:line-height="0.388cm" style:snap-to-layout-grid="false"/>
      <style:text-properties style:use-window-font-color="true"/>
    </style:style>
    <style:style style:name="P12" style:family="paragraph" style:parent-style-name="Standard">
      <style:paragraph-properties fo:line-height="0.388cm" style:snap-to-layout-grid="false"/>
      <style:text-properties style:use-window-font-color="true" style:font-name="Arial" fo:font-size="8pt" fo:language="en" fo:country="GB" style:font-size-asian="8pt" style:font-name-complex="Arial" style:font-size-complex="8pt"/>
    </style:style>
    <style:style style:name="P13" style:family="paragraph" style:parent-style-name="Standard">
      <style:paragraph-properties fo:line-height="0.388cm" style:snap-to-layout-grid="false"/>
      <style:text-properties style:use-window-font-color="true" style:font-name="Arial" fo:font-size="8pt" style:font-size-asian="8pt" style:font-name-complex="Arial" style:font-size-complex="8pt"/>
    </style:style>
    <style:style style:name="P14" style:family="paragraph" style:parent-style-name="Standard">
      <style:paragraph-properties fo:text-align="justify" style:justify-single-word="false"/>
      <style:text-properties style:use-window-font-color="true"/>
    </style:style>
    <style:style style:name="P15" style:family="paragraph" style:parent-style-name="Standard">
      <style:paragraph-properties fo:text-align="center" style:justify-single-word="false"/>
      <style:text-properties style:use-window-font-color="true"/>
    </style:style>
    <style:style style:name="P16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7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use-window-font-color="true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/>
    </style:style>
    <style:style style:name="P19" style:family="paragraph" style:parent-style-name="Header">
      <style:paragraph-properties style:snap-to-layout-grid="false">
        <style:tab-stops/>
      </style:paragraph-properties>
      <style:text-properties style:use-window-font-color="true"/>
    </style:style>
    <style:style style:name="P20" style:family="paragraph" style:parent-style-name="Header">
      <style:paragraph-properties fo:line-height="0.459cm" style:snap-to-layout-grid="false">
        <style:tab-stops/>
      </style:paragraph-properties>
      <style:text-properties style:use-window-font-color="true" style:font-name="Arial" fo:font-size="11pt" style:font-size-asian="11pt" style:font-name-complex="Arial" style:font-size-complex="11pt"/>
    </style:style>
    <style:style style:name="P21" style:family="paragraph" style:parent-style-name="Header">
      <style:paragraph-properties style:line-height-at-least="0.388cm" style:snap-to-layout-grid="false">
        <style:tab-stops/>
      </style:paragraph-properties>
      <style:text-properties style:use-window-font-color="true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Heading_20_4">
      <style:paragraph-properties style:snap-to-layout-grid="false"/>
      <style:text-properties style:use-window-font-color="true" fo:font-size="11pt" style:text-underline-style="none" style:font-size-asian="11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Arial" style:font-size-complex="11pt"/>
    </style:style>
    <style:style style:name="T3" style:family="text">
      <style:text-properties fo:font-weight="bold" style:font-weight-asian="bold" style:font-size-complex="11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Arial" style:font-name-complex="Arial" style:font-size-complex="11pt"/>
    </style:style>
    <style:style style:name="T7" style:family="text">
      <style:text-properties style:font-name-complex="Arial"/>
    </style:style>
    <style:style style:name="T8" style:family="text">
      <style:text-properties style:font-name-complex="Arial" style:font-size-complex="11pt"/>
    </style:style>
    <style:style style:name="T9" style:family="text">
      <style:text-properties fo:color="#000000" fo:language="zxx" fo:country="none" style:language-asian="zxx" style:country-asian="none"/>
    </style:style>
    <style:style style:name="T10" style:family="text">
      <style:text-properties fo:color="#000000" style:font-name="Arial" fo:font-size="8pt" fo:language="zxx" fo:country="none" style:font-size-asian="8pt" style:language-asian="zxx" style:country-asian="none"/>
    </style:style>
    <style:style style:name="T11" style:family="text">
      <style:text-properties style:font-name="Arial1" fo:font-size="11pt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style:font-name="Arial1" fo:font-size="11pt"/>
    </style:style>
    <style:style style:name="T14" style:family="text">
      <style:text-properties style:use-window-font-color="true" officeooo:rsid="000eea42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string" office:string-value="" text:name="decisionprecedente_impressiondecision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commissionep_lieuseance"/>
        <text:user-field-decl office:value-type="string" office:string-value="" text:name="decisionprecedente_decision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nomnai"/>
        <text:user-field-decl office:value-type="string" office:string-value="" text:name="personne_prenom"/>
        <text:user-field-decl office:value-type="string" office:string-value="" text:name="personne_prenom2"/>
        <text:user-field-decl office:value-type="string" office:string-value="" text:name="personne_prenom3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lieudist"/>
        <text:user-field-decl office:value-type="string" office:string-value="" text:name="dossier_matricule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user_numtel"/>
        <text:user-field-decl office:value-type="string" office:string-value="0" text:name="passagecommissionep_impressionconvocation"/>
        <text:user-field-decl office:value-type="string" office:string-value="" text:name="passagecommissionepprecedent_impressiondecision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2"/>
          </table:table-cell>
          <table:covered-table-cell/>
          <table:covered-table-cell/>
          <table:table-cell table:style-name="Tableau1.A1" table:number-columns-spanned="2" office:value-type="string">
            <text:p text:style-name="P4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9"/>
          </table:table-cell>
          <table:covered-table-cell/>
          <table:covered-table-cell/>
          <table:table-cell table:style-name="Tableau1.A1" table:number-rows-spanned="5" office:value-type="string">
            <text:p text:style-name="P4"/>
          </table:table-cell>
          <table:table-cell table:style-name="Tableau1.A1" table:number-rows-spanned="5" office:value-type="string">
            <text:p text:style-name="P7"><text:span text:style-name="T2"><text:user-field-get text:name="personne_qual"/></text:span><text:span text:style-name="T3"> </text:span><text:span text:style-name="T2"><text:user-field-get text:name="personne_nom"/></text:span><text:span text:style-name="T2"> <text:s/></text:span><text:span text:style-name="T2"><text:user-field-get text:name="personne_prenom"/></text:span></text:p>
            <text:p text:style-name="P9"><text:user-field-get text:name="personne_prenom2"/> <text:user-field-get text:name="personne_prenom3"/></text:p>
            <text:p text:style-name="P6"><text:span text:style-name="T8"><text:user-field-get text:name="adresse_numvoie"/></text:span><text:span text:style-name="T8">, <text:s/></text:span><text:span text:style-name="T8"><text:user-field-get text:name="adresse_typevoie"/></text:span><text:span text:style-name="T8"> </text:span><text:span text:style-name="T8"><text:user-field-get text:name="adresse_nomvoie"/></text:span><text:span text:style-name="T8"> </text:span><text:span text:style-name="T8"><text:user-field-get text:name="adresse_complideadr"/></text:span></text:p>
            <text:p text:style-name="P8"><text:user-field-get text:name="adresse_compladr"/> <text:user-field-get text:name="adresse_lieudist"/></text:p>
            <text:p text:style-name="P20"><text:span text:style-name="T1"><text:user-field-get text:name="adresse_codepos"/></text:span><text:span text:style-name="T1"> </text:span><text:span text:style-name="T1"><text:user-field-get text:name="adresse_locaadr"/></text:span></text:p>
          </table:table-cell>
        </table:table-row>
        <table:table-row table:style-name="Tableau1.4">
          <table:table-cell table:style-name="Tableau1.A1" office:value-type="string">
            <text:p text:style-name="P3"><text:bookmark-start text:name="__Fieldmark__1658_974592852"/>Réf. : <text:bookmark-end text:name="__Fieldmark__1658_974592852"/></text:p>
          </table:table-cell>
          <table:table-cell table:style-name="Tableau1.A1" table:number-columns-spanned="2" office:value-type="string">
            <text:p text:style-name="P16"><text:span text:style-name="T9">DPAS/SIS/BADA/SUSPENSION/</text:span><text:span text:style-name="T9"><text:date style:data-style-name="N106" text:date-value="2015-03-31T12:00:46.215000282">2015</text:date></text:span></text:p>
            <text:p text:style-name="P11"><text:span text:style-name="T10">Matricule CAF : </text:span><text:span text:style-name="T10"><text:user-field-get text:name="dossier_matricule"/></text:span><text:bookmark text:name="__Fieldmark__1670_974592852"/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3"><text:bookmark-start text:name="__Fieldmark__1681_974592852"/>Affaire suivie par : <text:bookmark-end text:name="__Fieldmark__1681_974592852"/></text:p>
          </table:table-cell>
          <table:covered-table-cell/>
          <table:table-cell table:style-name="Tableau1.A1" office:value-type="string">
            <text:p text:style-name="P12"><text:user-field-get text:name="user_nom"/> <text:user-field-get text:name="user_prenom"/>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3"><text:bookmark-start text:name="__Fieldmark__1692_974592852"/>Tél. : <text:bookmark-end text:name="__Fieldmark__1692_974592852"/></text:p>
          </table:table-cell>
          <table:table-cell table:style-name="Tableau1.A1" table:number-columns-spanned="2" office:value-type="string">
            <text:p text:style-name="P13"><text:user-field-get text:name="user_numtel"/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23" text:outline-level="4">Bobigny, le <text:span text:style-name="T6"><text:user-field-get text:name="passagecommissionep_impressionconvocation">0</text:user-field-get></text:span></text:h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14"/>
      <text:p text:style-name="P14"><text:span text:style-name="T4"><text:user-field-get text:name="personne_qual"/></text:span>, </text:p>
      <text:p text:style-name="P14"/>
      <text:p text:style-name="P1"><text:span text:style-name="T12">Dans mon courrier du </text:span><text:span text:style-name="T12"><text:user-field-get text:name="passagecommissionepprecedent_impressiondecision"/></text:span><text:span text:style-name="T12">, je vous informais </text:span><text:span text:style-name="T13">de la décision du Président</text:span><text:span text:style-name="T12"> du Conseil </text:span><text:span text:style-name="T14">départemental</text:span><text:span text:style-name="T12"> de </text:span><text:span text:style-name="T11">réduire votre allocation de Revenu de Solidarité Active (RSA) de 100 €, en raison de l’absence de démarches d’insertion de votre part.</text:span> </text:p>
      <text:p text:style-name="P14"/>
      <text:p text:style-name="P1"><text:span text:style-name="T13">Je vous invitais également à signer dans les plus</text:span><text:span text:style-name="T12"> </text:span><text:span text:style-name="T11">brefs délais un</text:span><text:span text:style-name="T12"> Projet Personnalisé d'Accès à l'Emploi (PPAE)</text:span><text:span text:style-name="T13">, et vous indiquais qu’à défaut, votre dossier repasserait en commission et que vous vous exposeriez à une suspension de votre RSA,</text:span><text:span text:style-name="T12"> </text:span></text:p>
      <text:p text:style-name="P14"/>
      <text:p text:style-name="P14">Par conséquent, votre situation va être soumise à l’Equipe Pluridisciplinaire (EP) qui se réunira le <text:span text:style-name="T4"><text:user-field-get style:data-style-name="N36" text:name="commissionep_dateseance">30/12/1899</text:user-field-get></text:span><text:span text:style-name="T4"> à </text:span><text:span text:style-name="T4"><text:user-field-get text:name="commissionep_dateseance_time"/></text:span><text:span text:style-name="T4"> à l'adresse suivante :</text:span></text:p>
      <text:p text:style-name="P17"/>
      <text:p text:style-name="P10"><text:user-field-get text:name="commissionep_lieuseance"/></text:p>
      <text:p text:style-name="P10"><text:user-field-get text:name="commissionep_adresseseance"/></text:p>
      <text:p text:style-name="P18"><text:span text:style-name="T4"><text:user-field-get text:name="commissionep_codepostalseance"/></text:span><text:span text:style-name="T4"> </text:span><text:span text:style-name="T4"><text:user-field-get text:name="commissionep_villeseance"/></text:span></text:p>
      <text:p text:style-name="P15"/>
      <text:p text:style-name="P1">Je vous rappelle que vous pourrez être <text:span text:style-name="T5"><text:conditional-text text:condition="ooow:personne_qual==&quot;Monsieur&quot;" text:string-value-if-true="entendu" text:string-value-if-false="entendue" text:current-value="true">entendue</text:conditional-text></text:span> par l’EP si vous le souhaitez et vous faire accompagner d’une personne de votre choix.</text:p>
      <text:p text:style-name="P1"/>
      <text:p text:style-name="P22">Je reste à votre entière disposition pour tout renseignement complémentaire.</text:p>
      <text:p text:style-name="P22"/>
      <text:p text:style-name="Text_20_body"><text:soft-page-break/><text:span text:style-name="T11">Toutefois, si vous venez de conclure un CER ou que vous disposez d'un Projet Personnalisé d'Accès à l'Emploi en cours de validité, votre situation est régularisée et vous ne devez pas tenir compte de ce courrier.</text:span> </text:p>
      <text:p text:style-name="P1"/>
      <text:p text:style-name="P1"><text:span text:style-name="T7">Je vous prie d’agréer, </text:span><text:span text:style-name="T7"><text:user-field-get text:name="personne_qual"/></text:span><text:span text:style-name="T7">, l’expression de mes salutations distingué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family="Arial" style:font-family-generic="swiss" style:font-pitch="variable" fo:font-size="11pt" fo:language="fr" fo:country="FR" style:font-name-asian="Times" style:font-family-asian="Times" style:font-family-generic-asian="roman" style:font-pitch-asian="variable" style:font-size-asian="11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 style:font-family-asian="'Times New Roman'" style:font-family-generic-asian="roman" style:font-pitch-asian="variabl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26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 loext:contextual-spacing="false"/>
    </style:style>
    <style:style style:name="Texte_20_tableau_20_bold" style:display-name="Texte tableau bold" style:family="paragraph" style:parent-style-name="Standard">
      <style:paragraph-properties fo:margin-top="0.282cm" fo:margin-bottom="0.282cm" loext:contextual-spacing="false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INE SAINT DENIS</dc:title>
    <meta:initial-creator>Aline CORMIER</meta:initial-creator>
    <meta:creation-date>2011-05-10T15:28:00</meta:creation-date>
    <dc:date>2015-03-31T12:00:46.043000000</dc:date>
    <meta:print-date>2013-07-29T11:22:02.84</meta:print-date>
    <meta:editing-cycles>40</meta:editing-cycles>
    <meta:editing-duration>PT6H5M32S</meta:editing-duration>
    <meta:generator>LibreOffice/4.3.2.2$Windows_x86 LibreOffice_project/edfb5295ba211bd31ad47d0bad0118690f76407d</meta:generator>
    <dc:creator>linda baitech</dc:creator>
    <meta:printed-by>linda baitech</meta:printed-by>
    <meta:document-statistic meta:table-count="1" meta:image-count="0" meta:object-count="0" meta:page-count="2" meta:paragraph-count="24" meta:word-count="195" meta:character-count="1212" meta:non-whitespace-character-count="1011"/>
    <meta:user-defined meta:name="Info 1"/>
    <meta:user-defined meta:name="Info 2"/>
    <meta:user-defined meta:name="Info 3"/>
    <meta:user-defined meta:name="Info 4"/>
  </office:meta>
</office:document-meta>
</file>